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ll assigned</text:p>
          </table:table-cell>
          <table:table-cell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time (ms)</text:p>
          </table:table-cell>
        </table:table-row>
        <table:table-row table:style-name="ro1">
          <table:table-cell office:value-type="string">
            <text:p>Enumeration-ask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Gibbs-sampling (100)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Gibbs-sampling (1000)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two variables</text:p>
          </table:table-cell>
          <table:table-cell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time (ms)</text:p>
          </table:table-cell>
        </table:table-row>
        <table:table-row table:style-name="ro1">
          <table:table-cell office:value-type="string">
            <text:p>Enumeration-ask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Gibbs-sampling (100)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Gibbs-sampling (1000)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one variable</text:p>
          </table:table-cell>
          <table:table-cell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time (ms)</text:p>
          </table:table-cell>
        </table:table-row>
        <table:table-row table:style-name="ro1">
          <table:table-cell office:value-type="string">
            <text:p>Enumeration-ask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ibbs-sampling (100)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Gibbs-sampling (1000)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no variables</text:p>
          </table:table-cell>
          <table:table-cell/>
        </table:table-row>
        <table:table-row table:style-name="ro1">
          <table:table-cell office:value-type="string">
            <text:p>algorithm</text:p>
          </table:table-cell>
          <table:table-cell office:value-type="string">
            <text:p>time (ms)</text:p>
          </table:table-cell>
        </table:table-row>
        <table:table-row table:style-name="ro1">
          <table:table-cell office:value-type="string">
            <text:p>Enumeration-ask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Gibbs-sampling (100)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Gibbs-sampling (1000)</text:p>
          </table:table-cell>
          <table:table-cell office:value-type="float" office:value="95">
            <text:p>9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4T19:10:19</meta:creation-date>
    <dc:date>2013-04-04T23:38:58</dc:date>
    <meta:editing-duration>PT3H43M29S</meta:editing-duration>
    <meta:editing-cycles>1</meta:editing-cycles>
    <meta:document-statistic meta:table-count="3" meta:cell-count="36" meta:object-count="0"/>
    <meta:generator>LibreOffice/3.5$Linux_x86 LibreOffice_project/350m1$Build-2</meta:generator>
  </office:meta>
</office:document-meta>
</file>